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fd56" officeooo:paragraph-rsid="0004fd56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4fd56" officeooo:paragraph-rsid="0004fd5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59867" officeooo:paragraph-rsid="0005986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59867" officeooo:paragraph-rsid="00059867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59867" style:font-size-asian="14pt" style:font-weight-asian="normal" style:font-size-complex="14pt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7"/><text:span text:style-name="T2">LAUNCHING MULTIPLE NSDs SETUP</text:span></text:p>
      <text:p text:style-name="P1"/>
      <text:p text:style-name="P1"><text:span text:style-name="T2">Step 1:</text:span></text:p>
      <text:p text:style-name="P1"><text:span text:style-name="T2"><text:s text:c="3"/></text:span></text:p>
      <text:p text:style-name="P1"><text:span text:style-name="T2"><text:s text:c="7"/></text:span><text:span text:style-name="T3">In the file /opt/stack/vnfsvc/vnfsvc/plugin.py there is only one plugin instance which gets overridden everytime a new nsd is launched.In order to overcome this <text:s/>maintain data structures(dictionaries) to store details of nsds that are launched simultaneously so that details of each nsd can be stored with nsd_id as key and the other data as value.</text:span></text:p>
      <text:p text:style-name="P1"/>
      <text:p text:style-name="P2"><text:span text:style-name="T1">Step 2:</text:span></text:p>
      <text:p text:style-name="P2"/>
      <text:p text:style-name="P2"><text:span text:style-name="T1"><text:s text:c="5"/></text:span><text:span text:style-name="T3">Replace all self variables with respective dictionary variables.And pass an additional parameter nsd_id for fuction calls whereever required.</text:span></text:p>
      <text:p text:style-name="P2"/>
      <text:p text:style-name="P2"><text:span text:style-name="T1">Step 3:</text:span></text:p>
      <text:p text:style-name="P2"/>
      <text:p text:style-name="P1"><text:span text:style-name="T2"><text:s text:c="9"/></text:span><text:span text:style-name="T3">In the function <text:s/>_generate_vnfm_conf in the file plugin.py add </text:span><text:span text:style-name="T4">the term nsd_id so that nsd_id gets saved in conf file and conf dict created.</text:span></text:p>
      <text:p text:style-name="P2"/>
      <text:p text:style-name="P3">Step 4:</text:p>
      <text:p text:style-name="P3"/>
      <text:p text:style-name="P4"><text:s text:c="10"/><text:span text:style-name="T5">In the function _extract_drivers present in the file opt/stack/vnfsvc/vnfsvc/vnfmanager/manager.py fetch the value of nsd_id received from conf in to a variable self.nsd_id.</text:span></text:p>
      <text:p text:style-name="P3"/>
      <text:p text:style-name="P3">Step 5:</text:p>
      <text:p text:style-name="P3"/>
      <text:p text:style-name="P3"><text:s text:c="8"/><text:span text:style-name="T5">In the function <text:s/>_configure_vdu present in the file manager.py pass an additional parameter self.nsd_id to the function call </text:span>send_ack.</text:p>
      <text:p text:style-name="P3"/>
      <text:p text:style-name="P3">Step 6:</text:p>
      <text:p text:style-name="P3"/>
      <text:p text:style-name="P3"><text:s text:c="10"/><text:span text:style-name="T5">In class VNFPluginCallbacks present in manager.py add an additional parameter nsd_id to the definition of the fuction send_a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3:20:55.250737471</meta:creation-date>
    <dc:date>2015-03-16T15:04:44.953230981</dc:date>
    <meta:editing-duration>PT1H11M57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1" meta:paragraph-count="14" meta:word-count="171" meta:character-count="1223" meta:non-whitespace-character-count="973"/>
  </office:meta>
</office:document-meta>
</file>